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ommunnication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his is our first conversation.</text:p>
          </table:table-cell>
          <table:table-cell office:value-type="date" office:date-value="2022-05-05T14:12:45" table:style-name="DateTimeCell">
            <text:p>2022-05-05 14:12:45</text:p>
          </table:table-cell>
          <table:table-cell office:value-type="string">
            <text:p>mentor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Yes you are right.</text:p>
          </table:table-cell>
          <table:table-cell office:value-type="date" office:date-value="2022-05-05T14:12:59" table:style-name="DateTimeCell">
            <text:p>2022-05-05 14:12:59</text:p>
          </table:table-cell>
          <table:table-cell office:value-type="string">
            <text:p>mente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hello pratham. how are you?</text:p>
          </table:table-cell>
          <table:table-cell office:value-type="date" office:date-value="2022-05-05T15:35:56" table:style-name="DateTimeCell">
            <text:p>2022-05-05 15:35:56</text:p>
          </table:table-cell>
          <table:table-cell office:value-type="string">
            <text:p>mentor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Im Fine.</text:p>
          </table:table-cell>
          <table:table-cell office:value-type="date" office:date-value="2022-05-05T15:51:05" table:style-name="DateTimeCell">
            <text:p>2022-05-05 15:51:05</text:p>
          </table:table-cell>
          <table:table-cell office:value-type="string">
            <text:p>mentee</text:p>
          </table:table-cell>
        </table:table-row>
      </table:table>
      <table:table table:name="discussions">
        <table:table-row>
          <table:table-cell office:value-type="float" office:value="4">
            <text:p>4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date" office:date-value="2022-04-09T14:35:05" table:style-name="DateTimeCell">
            <text:p>2022-04-09 14:35:05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 DEVANG</text:p>
          </table:table-cell>
          <table:table-cell office:value-type="string">
            <text:p>dhanrajsinh</text:p>
          </table:table-cell>
          <table:table-cell office:value-type="date" office:date-value="2022-04-11T09:45:58" table:style-name="DateTimeCell">
            <text:p>2022-04-11 09:45:58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 world</text:p>
          </table:table-cell>
          <table:table-cell office:value-type="string">
            <text:p>dhanrajsinh</text:p>
          </table:table-cell>
          <table:table-cell office:value-type="date" office:date-value="2022-04-11T10:22:00" table:style-name="DateTimeCell">
            <text:p>2022-04-11 10:22:0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ow are you?</text:p>
          </table:table-cell>
          <table:table-cell office:value-type="string">
            <text:p>dhanrajsinh</text:p>
          </table:table-cell>
          <table:table-cell office:value-type="date" office:date-value="2022-04-11T10:22:11" table:style-name="DateTimeCell">
            <text:p>2022-04-11 10:22:1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 PRATHAM`</text:p>
          </table:table-cell>
          <table:table-cell office:value-type="string">
            <text:p>user</text:p>
          </table:table-cell>
          <table:table-cell office:value-type="date" office:date-value="2022-04-11T11:20:56" table:style-name="DateTimeCell">
            <text:p>2022-04-11 11:20:56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QWERTYUIOP</text:p>
          </table:table-cell>
          <table:table-cell office:value-type="string">
            <text:p>ASD</text:p>
          </table:table-cell>
          <table:table-cell office:value-type="date" office:date-value="2022-04-11T15:03:43" table:style-name="DateTimeCell">
            <text:p>2022-04-11 15:03:4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oo bsdkkkkkkk</text:p>
          </table:table-cell>
          <table:table-cell office:value-type="string">
            <text:p>ASD</text:p>
          </table:table-cell>
          <table:table-cell office:value-type="date" office:date-value="2022-04-20T15:09:19" table:style-name="DateTimeCell">
            <text:p>2022-04-20 15:09:19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This is our first conversation</text:p>
          </table:table-cell>
          <table:table-cell office:value-type="string">
            <text:p>ASD</text:p>
          </table:table-cell>
          <table:table-cell office:value-type="date" office:date-value="2022-05-05T08:56:36" table:style-name="DateTimeCell">
            <text:p>2022-05-05 08:56:36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Yes you are right.</text:p>
          </table:table-cell>
          <table:table-cell office:value-type="string">
            <text:p>dhanrajsinh</text:p>
          </table:table-cell>
          <table:table-cell office:value-type="date" office:date-value="2022-05-05T17:49:13" table:style-name="DateTimeCell">
            <text:p>2022-05-05 17:49:13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Helle There.</text:p>
          </table:table-cell>
          <table:table-cell office:value-type="string">
            <text:p>pratham</text:p>
          </table:table-cell>
          <table:table-cell office:value-type="date" office:date-value="2022-05-05T19:25:07" table:style-name="DateTimeCell">
            <text:p>2022-05-05 19:25:07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Hello Pratham</text:p>
          </table:table-cell>
          <table:table-cell office:value-type="string">
            <text:p>ASD</text:p>
          </table:table-cell>
          <table:table-cell office:value-type="date" office:date-value="2022-05-05T19:25:38" table:style-name="DateTimeCell">
            <text:p>2022-05-05 19:25:38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Im Fine.</text:p>
          </table:table-cell>
          <table:table-cell office:value-type="string">
            <text:p>Mentee dhanrajsinh</text:p>
          </table:table-cell>
          <table:table-cell office:value-type="date" office:date-value="2022-05-05T20:11:15" table:style-name="DateTimeCell">
            <text:p>2022-05-05 20:11:15</text:p>
          </table:table-cell>
        </table:table-row>
      </table:table>
      <table:table table:name="group_details"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4TK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TK1</text:p>
          </table:table-cell>
        </table:table-row>
      </table:table>
      <table:table table:name="group_member"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</table:table>
      <table:table table:name="mentee_details">
        <table:table-row>
          <table:table-cell office:value-type="float" office:value="1">
            <text:p>1</text:p>
          </table:table-cell>
          <table:table-cell office:value-type="float" office:value="111609">
            <text:p>111609</text:p>
          </table:table-cell>
          <table:table-cell office:value-type="float" office:value="92110133001">
            <text:p>92110133001</text:p>
          </table:table-cell>
          <table:table-cell office:value-type="string">
            <text:p>dhanrajsinh</text:p>
          </table:table-cell>
          <table:table-cell office:value-type="string">
            <text:p>jyotindrasinh</text:p>
          </table:table-cell>
          <table:table-cell office:value-type="string">
            <text:p>parmar</text:p>
          </table:table-cell>
          <table:table-cell office:value-type="float" office:value="7433035109">
            <text:p>7433035109</text:p>
          </table:table-cell>
          <table:table-cell office:value-type="date" office:date-value="2002-08-19" table:style-name="DateCell">
            <text:p>2002-08-19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string">
            <text:p>B.Tech</text:p>
          </table:table-cell>
          <table:table-cell office:value-type="string">
            <text:p>ICT</text:p>
          </table:table-cell>
          <table:table-cell office:value-type="string">
            <text:p>dhanrajsinh.parmar111609@marwadiuniversity.ac.in</text:p>
          </table:table-cell>
          <table:table-cell office:value-type="string">
            <text:p>Dhanrajsinh1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11596">
            <text:p>111596</text:p>
          </table:table-cell>
          <table:table-cell office:value-type="float" office:value="92110133003">
            <text:p>92110133003</text:p>
          </table:table-cell>
          <table:table-cell office:value-type="string">
            <text:p>pratham</text:p>
          </table:table-cell>
          <table:table-cell office:value-type="string">
            <text:p>bhaveshbhai</text:p>
          </table:table-cell>
          <table:table-cell office:value-type="string">
            <text:p>buddhadev</text:p>
          </table:table-cell>
          <table:table-cell office:value-type="float" office:value="7894561230">
            <text:p>7894561230</text:p>
          </table:table-cell>
          <table:table-cell office:value-type="date" office:date-value="2022-04-25" table:style-name="DateCell">
            <text:p>2022-04-25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string">
            <text:p>B.Tech</text:p>
          </table:table-cell>
          <table:table-cell office:value-type="string">
            <text:p>ICT</text:p>
          </table:table-cell>
          <table:table-cell office:value-type="string">
            <text:p>prtham.buddhadev111596@marwadiuniversity.ac.in</text:p>
          </table:table-cell>
          <table:table-cell office:value-type="string">
            <text:p>Pratham@1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mentor_details">
        <table:table-row>
          <table:table-cell office:value-type="float" office:value="1">
            <text:p>1</text:p>
          </table:table-cell>
          <table:table-cell office:value-type="string">
            <text:p>ASD</text:p>
          </table:table-cell>
          <table:table-cell office:value-type="string">
            <text:p>ZXC</text:p>
          </table:table-cell>
          <table:table-cell office:value-type="string">
            <text:p>QWE</text:p>
          </table:table-cell>
          <table:table-cell office:value-type="float" office:value="9824777575">
            <text:p>9824777575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>male</text:p>
          </table:table-cell>
          <table:table-cell office:value-type="string">
            <text:p>ICT</text:p>
          </table:table-cell>
          <table:table-cell office:value-type="string">
            <text:p>BTECH</text:p>
          </table:table-cell>
          <table:table-cell office:value-type="string">
            <text:p>PHD</text:p>
          </table:table-cell>
          <table:table-cell office:value-type="string">
            <text:p>asd@marwadieducation.edu.in</text:p>
          </table:table-cell>
          <table:table-cell office:value-type="string">
            <text:p>ASDqwe123</text:p>
          </table:table-cell>
          <table:table-cell office:value-type="float" office:value="1">
            <text:p>1</text:p>
          </table:table-cell>
        </table:table-row>
      </table:table>
      <table:table table:name="parents_communnication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llo jyotindrasinh.</text:p>
          </table:table-cell>
          <table:table-cell office:value-type="date" office:date-value="2022-05-05T14:20:16" table:style-name="DateTimeCell">
            <text:p>2022-05-05 14:20:16</text:p>
          </table:table-cell>
          <table:table-cell office:value-type="string">
            <text:p>mentor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Im Fine.</text:p>
          </table:table-cell>
          <table:table-cell office:value-type="date" office:date-value="2022-05-05T18:47:53" table:style-name="DateTimeCell">
            <text:p>2022-05-05 18:47:53</text:p>
          </table:table-cell>
          <table:table-cell office:value-type="string">
            <text:p>parent</text:p>
          </table:table-cell>
        </table:table-row>
      </table:table>
      <table:table table:name="parent_details">
        <table:table-row>
          <table:table-cell office:value-type="float" office:value="1">
            <text:p>1</text:p>
          </table:table-cell>
          <table:table-cell office:value-type="string">
            <text:p>jyotindrasinh</text:p>
          </table:table-cell>
          <table:table-cell office:value-type="string">
            <text:p>jaysinhji</text:p>
          </table:table-cell>
          <table:table-cell office:value-type="string">
            <text:p>parmar</text:p>
          </table:table-cell>
          <table:table-cell office:value-type="float" office:value="9624010494">
            <text:p>9624010494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>male</text:p>
          </table:table-cell>
          <table:table-cell office:value-type="string">
            <text:p>businessman</text:p>
          </table:table-cell>
          <table:table-cell office:value-type="string">
            <text:p>jyt@gmail.com</text:p>
          </table:table-cell>
          <table:table-cell office:value-type="string">
            <text:p>Jyt@123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devang</text:p>
          </table:table-cell>
          <table:table-cell office:value-type="string">
            <text:p>abc</text:p>
          </table:table-cell>
          <table:table-cell office:value-type="string">
            <text:p>qwe</text:p>
          </table:table-cell>
          <table:table-cell office:value-type="float" office:value="7539518426">
            <text:p>7539518426</text:p>
          </table:table-cell>
          <table:table-cell office:value-type="date" office:date-value="2022-03-01" table:style-name="DateCell">
            <text:p>2022-03-01</text:p>
          </table:table-cell>
          <table:table-cell office:value-type="string">
            <text:p>male</text:p>
          </table:table-cell>
          <table:table-cell office:value-type="string">
            <text:p>Business Man</text:p>
          </table:table-cell>
          <table:table-cell office:value-type="string">
            <text:p>abs@gmail.com</text:p>
          </table:table-cell>
          <table:table-cell office:value-type="string">
            <text:p>Devang123</text:p>
          </table:table-cell>
          <table:table-cell office:value-type="float" office:value="1">
            <text:p>1</text:p>
          </table:table-cell>
        </table:table-row>
      </table:table>
      <table:table table:name="relation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to_do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cnanl,cnc</text:p>
          </table:table-cell>
          <table:table-cell office:value-type="string">
            <text:p>C:xampp	mpphp3508.tmp</text:p>
          </table:table-cell>
          <table:table-cell office:value-type="date" office:date-value="2022-05-05T14:17:19" table:style-name="DateTimeCell">
            <text:p>2022-05-05 14:17:19</text:p>
          </table:table-cell>
          <table:table-cell office:value-type="string">
            <text:p>mentor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cnanl,cnc</text:p>
          </table:table-cell>
          <table:table-cell office:value-type="string">
            <text:p>normalization tables.txt</text:p>
          </table:table-cell>
          <table:table-cell office:value-type="date" office:date-value="2022-05-05T14:17:43" table:style-name="DateTimeCell">
            <text:p>2022-05-05 14:17:43</text:p>
          </table:table-cell>
          <table:table-cell office:value-type="string">
            <text:p>mentor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compete it by today.</text:p>
          </table:table-cell>
          <table:table-cell office:value-type="string">
            <text:p>learn python.pdf</text:p>
          </table:table-cell>
          <table:table-cell office:value-type="date" office:date-value="2022-05-05T15:11:10" table:style-name="DateTimeCell">
            <text:p>2022-05-05 15:11:10</text:p>
          </table:table-cell>
          <table:table-cell office:value-type="string">
            <text:p>mentee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2-05-05T19:02:16</meta:creation-date>
  </office:meta>
</office:document-meta>
</file>